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8.5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style:style>
    <style:style style:name="P2"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3" style:family="paragraph" style:parent-style-name="Table_20_Heading">
      <style:text-properties style:font-name="Courier New"/>
    </style:style>
    <style:style style:name="P4" style:family="paragraph" style:parent-style-name="Table_20_Contents">
      <style:text-properties style:font-name="Courier New"/>
    </style:style>
    <style:style style:name="P5" style:family="paragraph" style:parent-style-name="Table_20_Contents">
      <style:paragraph-properties fo:text-align="center" style:justify-single-word="false"/>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utschland schafft sich ab“ - </text:p>
      <text:p text:style-name="P2">Sarrazin: Provokateur, Demagoge oder Rassist?</text:p>
      <text:p text:style-name="P1"/>
      <text:p text:style-name="P1"/>
      <table:table table:name="Tabelle1" table:style-name="Tabelle1">
        <table:table-column table:style-name="Tabelle1.A" table:number-columns-repeated="3"/>
        <table:table-row>
          <table:table-cell table:style-name="Tabelle1.A1" office:value-type="string">
            <text:p text:style-name="P3">Sozialer Rassismus / Klassenrassismus</text:p>
          </table:table-cell>
          <table:table-cell table:style-name="Tabelle1.A1" office:value-type="string">
            <text:p text:style-name="P3">Ethnischer Rassismus</text:p>
          </table:table-cell>
          <table:table-cell table:style-name="Tabelle1.C1" office:value-type="string">
            <text:p text:style-name="P3">Gruppenbezogene Menschenfeindlichkeit</text:p>
          </table:table-cell>
        </table:table-row>
        <table:table-row>
          <table:table-cell table:style-name="Tabelle1.A2" office:value-type="string">
            <text:p text:style-name="P4">Ethnisierung eines Klassenproblems</text:p>
          </table:table-cell>
          <table:table-cell table:style-name="Tabelle1.A2" office:value-type="string">
            <text:p text:style-name="P4">Eugenische Betrachtung eines Bildungsproblems</text:p>
          </table:table-cell>
          <table:table-cell table:style-name="Tabelle1.C2" office:value-type="string">
            <text:p text:style-name="P4">Segregationistische Behandlung des Integrationsproblems</text:p>
          </table:table-cell>
        </table:table-row>
        <table:table-row>
          <table:table-cell table:style-name="Tabelle1.A2" office:value-type="string">
            <text:p text:style-name="P4">Die Stadt hat einen produktiven Kreislauf von Menschen, die Arbeit haben und gebraucht werden. </text:p>
            <text:p text:style-name="P4"/>
            <text:p text:style-name="P4">Daneben hat sie einen Teil von Menschen, etwa 20 Prozent der Bevölkerung, die nicht ökonomisch gebraucht werden. Dieser Teil muss sich auswachsen. Eine große Zahl von Arabern und Türken in dieser Stadt, denen Anzahl durch falsche Politik zugenommen hat, hat keine produktive Funktion</text:p>
          </table:table-cell>
          <table:table-cell table:style-name="Tabelle1.A2" office:value-type="string">
            <text:p text:style-name="P4">„Die Intelligenz ist zu 50 bis 80 Prozent erblich. Die weniger Intelligenten vermehren sich schneller als der Durchschnitt. Das bedeutet, dass die Intelligenz der Grundgesamtheit sinkt.“</text:p>
            <text:p text:style-name="P4"/>
            <text:p text:style-name="P4">„Wir werden auf natürlichem Wege durchschnittlich dümmer. Einwanderer aus der Türkei, dem nahen Osten und Afrika weisen weniger Bildung auf als Einwanderer aus anderen Ländern – und sie bekommen mehr Kinder als Deutsche“</text:p>
          </table:table-cell>
          <table:table-cell table:style-name="Tabelle1.C2" office:value-type="string">
            <text:p text:style-name="P4">Hierarchisierung von Bevölkerungsgruppen mit Unterscheidung in produktive und unproduktive, intelligente und dumme, leistungsorientierte und leistungsverweigernde, integrationswillige und integrationsunwillige Gruppen, nicht Individuen.</text:p>
            <text:p text:style-name="P4"/>
            <text:p text:style-name="P4">Politik kann Integration nicht fördern, sie kann nur den Kreis der zu Integrierenden und ihre Chancen zur Teilhabe restriktiv beschränken. </text:p>
          </table:table-cell>
        </table:table-row>
        <table:table-row>
          <table:table-cell table:style-name="Tabelle1.C2" table:number-columns-spanned="3" office:value-type="string">
            <text:p text:style-name="P5">„Jemanden, der nichts tut, muss ich nicht anerkennen. Ich muss niemanden anerkennen, der vom Staat lebt, diesen Staat ablehnt, für die Ausbildung seiner Kinder nicht vernünftig sorgt und ständig neue Kopftuchmädchen produziert.“</text:p>
          </table:table-cell>
          <table:covered-table-cell/>
          <table:covered-table-cell/>
        </table:table-row>
        <table:table-row>
          <table:table-cell table:style-name="Tabelle1.A2" office:value-type="string">
            <text:p text:style-name="P4">Kulturelle Unterschiede</text:p>
          </table:table-cell>
          <table:table-cell table:style-name="Tabelle1.A2" office:value-type="string">
            <text:p text:style-name="P4">Genetisch bedingte Intelligenz</text:p>
          </table:table-cell>
          <table:table-cell table:style-name="Tabelle1.C2" office:value-type="string">
            <text:p text:style-name="P4">Bildung von Parallelgesellschaften</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0T22:25:47.29</meta:creation-date>
    <meta:document-statistic meta:table-count="1" meta:image-count="0" meta:object-count="0" meta:page-count="1" meta:paragraph-count="18" meta:word-count="230" meta:character-count="1779"/>
    <dc:date>2010-10-20T22:37:22.13</dc:date>
    <meta:editing-duration>PT00H11M38S</meta:editing-duration>
    <meta:editing-cycles>1</meta:editing-cycles>
    <meta:generator>OpenOffice.org/3.2$Win32 OpenOffice.org_project/320m18$Build-9502</meta:generator>
  </office:meta>
</office:document-meta>
</file>